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7d83" officeooo:paragraph-rsid="00177d83" style:font-weight-asian="bold" style:font-weight-complex="bold"/>
    </style:style>
    <style:style style:name="P2" style:family="paragraph" style:parent-style-name="Standard">
      <style:paragraph-properties fo:text-align="start" style:justify-single-word="false"/>
      <style:text-properties fo:font-weight="bold" officeooo:rsid="00177d83" officeooo:paragraph-rsid="00177d83" style:font-weight-asian="bold" style:font-weight-complex="bold"/>
    </style:style>
    <style:style style:name="P3" style:family="paragraph" style:parent-style-name="Standard" style:list-style-name="L1">
      <style:paragraph-properties fo:text-align="start" style:justify-single-word="false"/>
      <style:text-properties fo:font-weight="bold" officeooo:rsid="00177d83" officeooo:paragraph-rsid="00177d83" style:font-weight-asian="bold" style:font-weight-complex="bold"/>
    </style:style>
    <style:style style:name="P4" style:family="paragraph" style:parent-style-name="Standard" style:list-style-name="L1">
      <style:paragraph-properties fo:text-align="start" style:justify-single-word="false"/>
      <style:text-properties fo:font-weight="bold" officeooo:rsid="001951e0" officeooo:paragraph-rsid="001951e0" style:font-weight-asian="bold" style:font-weight-complex="bold"/>
    </style:style>
    <style:style style:name="P5" style:family="paragraph" style:parent-style-name="Standard">
      <style:paragraph-properties fo:text-align="start" style:justify-single-word="false"/>
      <style:text-properties fo:font-weight="bold" officeooo:rsid="001951e0" officeooo:paragraph-rsid="001951e0" style:font-weight-asian="bold" style:font-weight-complex="bold"/>
    </style:style>
    <style:style style:name="P6" style:family="paragraph" style:parent-style-name="Standard" style:list-style-name="L3">
      <style:paragraph-properties fo:text-align="start" style:justify-single-word="false"/>
      <style:text-properties fo:font-weight="bold" officeooo:rsid="001951e0" officeooo:paragraph-rsid="001951e0" style:font-weight-asian="bold" style:font-weight-complex="bold"/>
    </style:style>
    <style:style style:name="P7" style:family="paragraph" style:parent-style-name="Standard">
      <style:paragraph-properties fo:text-align="start" style:justify-single-word="false"/>
      <style:text-properties fo:font-weight="bold" officeooo:rsid="001a4d19" officeooo:paragraph-rsid="001a4d19" style:font-weight-asian="bold" style:font-weight-complex="bold"/>
    </style:style>
    <style:style style:name="P8" style:family="paragraph" style:parent-style-name="Standard" style:list-style-name="L3">
      <style:paragraph-properties fo:text-align="start" style:justify-single-word="false"/>
      <style:text-properties fo:font-weight="bold" officeooo:rsid="001a4d19" officeooo:paragraph-rsid="001a4d19" style:font-weight-asian="bold" style:font-weight-complex="bold"/>
    </style:style>
    <style:style style:name="P9" style:family="paragraph" style:parent-style-name="Standard">
      <style:paragraph-properties fo:text-align="start" style:justify-single-word="false"/>
      <style:text-properties fo:font-weight="bold" officeooo:rsid="001c12db" officeooo:paragraph-rsid="001c12db" style:font-weight-asian="bold" style:font-weight-complex="bold"/>
    </style:style>
    <style:style style:name="P10" style:family="paragraph" style:parent-style-name="Standard">
      <style:paragraph-properties fo:text-align="start" style:justify-single-word="false"/>
      <style:text-properties fo:font-weight="bold" officeooo:rsid="001c12db" officeooo:paragraph-rsid="001d3f23" style:font-weight-asian="bold" style:font-weight-complex="bold"/>
    </style:style>
    <style:style style:name="P11" style:family="paragraph" style:parent-style-name="Standard">
      <style:paragraph-properties fo:text-align="start" style:justify-single-word="false"/>
      <style:text-properties fo:font-weight="bold" officeooo:rsid="001c12db" officeooo:paragraph-rsid="001d6352" style:font-weight-asian="bold" style:font-weight-complex="bold"/>
    </style:style>
    <style:style style:name="P12" style:family="paragraph" style:parent-style-name="Standard">
      <style:paragraph-properties fo:text-align="start" style:justify-single-word="false"/>
      <style:text-properties fo:font-weight="bold" officeooo:rsid="001d3f23" officeooo:paragraph-rsid="001d3f23" style:font-weight-asian="bold" style:font-weight-complex="bold"/>
    </style:style>
    <style:style style:name="P13" style:family="paragraph" style:parent-style-name="Standard">
      <style:paragraph-properties fo:text-align="start" style:justify-single-word="false"/>
      <style:text-properties fo:font-weight="bold" officeooo:rsid="001d6352" officeooo:paragraph-rsid="001d6352" style:font-weight-asian="bold" style:font-weight-complex="bold"/>
    </style:style>
    <style:style style:name="P14" style:family="paragraph" style:parent-style-name="Standard">
      <style:paragraph-properties fo:text-align="start" style:justify-single-word="false"/>
      <style:text-properties fo:font-weight="bold" officeooo:rsid="001d6352" officeooo:paragraph-rsid="001e2382" style:font-weight-asian="bold" style:font-weight-complex="bold"/>
    </style:style>
    <style:style style:name="P15" style:family="paragraph" style:parent-style-name="Standard">
      <style:paragraph-properties fo:text-align="start" style:justify-single-word="false"/>
      <style:text-properties fo:font-weight="bold" officeooo:rsid="001e2382" officeooo:paragraph-rsid="001e2382" style:font-weight-asian="bold" style:font-weight-complex="bold"/>
    </style:style>
    <style:style style:name="P16" style:family="paragraph" style:parent-style-name="Standard">
      <style:paragraph-properties fo:text-align="start" style:justify-single-word="false"/>
      <style:text-properties fo:font-weight="bold" officeooo:rsid="001e2382" officeooo:paragraph-rsid="001f591f" style:font-weight-asian="bold" style:font-weight-complex="bold"/>
    </style:style>
    <style:style style:name="P17" style:family="paragraph" style:parent-style-name="Standard">
      <style:paragraph-properties fo:text-align="start" style:justify-single-word="false"/>
      <style:text-properties fo:font-weight="bold" officeooo:rsid="001f591f" officeooo:paragraph-rsid="001f591f" style:font-weight-asian="bold" style:font-weight-complex="bold"/>
    </style:style>
    <style:style style:name="P18" style:family="paragraph" style:parent-style-name="Standard">
      <style:paragraph-properties fo:text-align="start" style:justify-single-word="false"/>
      <style:text-properties fo:font-weight="bold" officeooo:rsid="00207e08" officeooo:paragraph-rsid="00207e08" style:font-weight-asian="bold" style:font-weight-complex="bold"/>
    </style:style>
    <style:style style:name="P19" style:family="paragraph" style:parent-style-name="Standard">
      <style:paragraph-properties fo:text-align="start" style:justify-single-word="false"/>
      <style:text-properties fo:font-weight="bold" officeooo:rsid="00219908" officeooo:paragraph-rsid="00219908" style:font-weight-asian="bold" style:font-weight-complex="bold"/>
    </style:style>
    <style:style style:name="P20" style:family="paragraph" style:parent-style-name="Standard">
      <style:paragraph-properties fo:text-align="start" style:justify-single-word="false"/>
      <style:text-properties fo:font-weight="bold" officeooo:rsid="0023a249" officeooo:paragraph-rsid="0023a249" style:font-weight-asian="bold" style:font-weight-complex="bold"/>
    </style:style>
    <style:style style:name="P21" style:family="paragraph" style:parent-style-name="Standard" style:list-style-name="L1">
      <style:paragraph-properties fo:text-align="start" style:justify-single-word="false"/>
      <style:text-properties fo:font-weight="bold" officeooo:paragraph-rsid="00177d83"/>
    </style:style>
    <style:style style:name="P22" style:family="paragraph" style:parent-style-name="Standard">
      <style:paragraph-properties fo:text-align="start" style:justify-single-word="false"/>
      <style:text-properties fo:font-weight="bold" officeooo:paragraph-rsid="0023a249"/>
    </style:style>
    <style:style style:name="P23" style:family="paragraph" style:parent-style-name="Standard" style:list-style-name="L4">
      <style:paragraph-properties fo:text-align="start" style:justify-single-word="false"/>
      <style:text-properties officeooo:paragraph-rsid="001a4d19"/>
    </style:style>
    <style:style style:name="P24" style:family="paragraph" style:parent-style-name="Standard" style:list-style-name="L4">
      <style:paragraph-properties fo:text-align="start" style:justify-single-word="false"/>
      <style:text-properties officeooo:rsid="001a4d19" officeooo:paragraph-rsid="001a4d19"/>
    </style:style>
    <style:style style:name="T1" style:family="text">
      <style:text-properties fo:font-weight="normal" style:font-weight-asian="normal" style:font-weight-complex="normal"/>
    </style:style>
    <style:style style:name="T2" style:family="text">
      <style:text-properties fo:font-weight="normal" officeooo:rsid="00177d83" style:font-weight-asian="normal" style:font-weight-complex="normal"/>
    </style:style>
    <style:style style:name="T3" style:family="text">
      <style:text-properties fo:font-weight="normal" officeooo:rsid="001951e0" style:font-weight-asian="normal" style:font-weight-complex="normal"/>
    </style:style>
    <style:style style:name="T4" style:family="text">
      <style:text-properties fo:font-weight="normal" officeooo:rsid="001a4d19" style:font-weight-asian="normal" style:font-weight-complex="normal"/>
    </style:style>
    <style:style style:name="T5" style:family="text">
      <style:text-properties fo:font-weight="normal" officeooo:rsid="001d3f23" style:font-weight-asian="normal" style:font-weight-complex="normal"/>
    </style:style>
    <style:style style:name="T6" style:family="text">
      <style:text-properties fo:font-weight="normal" officeooo:rsid="001d6352" style:font-weight-asian="normal" style:font-weight-complex="normal"/>
    </style:style>
    <style:style style:name="T7" style:family="text">
      <style:text-properties fo:font-weight="normal" officeooo:rsid="001e2382" style:font-weight-asian="normal" style:font-weight-complex="normal"/>
    </style:style>
    <style:style style:name="T8" style:family="text">
      <style:text-properties fo:font-weight="normal" officeooo:rsid="001f591f" style:font-weight-asian="normal" style:font-weight-complex="normal"/>
    </style:style>
    <style:style style:name="T9" style:family="text">
      <style:text-properties fo:font-weight="normal" officeooo:rsid="00207e08" style:font-weight-asian="normal" style:font-weight-complex="normal"/>
    </style:style>
    <style:style style:name="T10" style:family="text">
      <style:text-properties fo:font-weight="normal" officeooo:rsid="00219908" style:font-weight-asian="normal" style:font-weight-complex="normal"/>
    </style:style>
    <style:style style:name="T11" style:family="text">
      <style:text-properties fo:font-weight="normal" officeooo:rsid="002202b9" style:font-weight-asian="normal" style:font-weight-complex="normal"/>
    </style:style>
    <style:style style:name="T12" style:family="text">
      <style:text-properties fo:font-variant="normal" fo:text-transform="none" fo:color="#202124" style:font-name="arial" fo:font-size="12pt" fo:letter-spacing="normal" fo:font-style="normal" fo:font-weight="normal" style:font-weight-asian="normal" style:font-weight-complex="normal"/>
    </style:style>
    <style:style style:name="T13" style:family="text">
      <style:text-properties fo:font-variant="normal" fo:text-transform="none" fo:color="#242729" style:font-name="Arial" fo:font-size="11.25pt" fo:letter-spacing="normal" fo:font-style="normal" fo:font-weight="normal"/>
    </style:style>
    <style:style style:name="T14" style:family="text">
      <style:text-properties officeooo:rsid="00177d83" style:font-weight-asian="bold" style:font-weight-complex="bold"/>
    </style:style>
    <style:style style:name="T15" style:family="text">
      <style:text-properties officeooo:rsid="0023a249" style:font-weight-asian="bold" style:font-weight-complex="bold"/>
    </style:style>
    <style:style style:name="T16" style:family="text">
      <style:text-properties officeooo:rsid="001d3f23"/>
    </style:style>
    <style:style style:name="T17" style:family="text">
      <style:text-properties officeooo:rsid="001d6352"/>
    </style:style>
    <style:style style:name="T18" style:family="text">
      <style:text-properties officeooo:rsid="001f591f"/>
    </style:style>
    <style:style style:name="T19" style:family="text">
      <style:text-properties officeooo:rsid="0021990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ngment</text:p>
      <text:p text:style-name="P2">Qestion-01(a):</text:p>
      <text:p text:style-name="P2">Ans:<text:span text:style-name="T1"> /home/diptonyc</text:span></text:p>
      <text:p text:style-name="P2">Qestion-01(b): </text:p>
      <text:list xml:id="list8640447997222502741" text:style-name="L1">
        <text:list-item>
          <text:p text:style-name="P3">date: <text:span text:style-name="T1">date command is used to display date and time. It is also used to display the date and time of the system.</text:span></text:p>
        </text:list-item>
        <text:list-item>
          <text:p text:style-name="P21"><text:span text:style-name="T14">whoami:</text:span><text:span text:style-name="T2"> </text:span><text:span text:style-name="T3">whomai command is used to</text:span><text:span text:style-name="T12"> displays the username of the current user.</text:span></text:p>
        </text:list-item>
        <text:list-item>
          <text:p text:style-name="P4">cal: <text:span text:style-name="T1">cal command is used to see the calendar of the specific month or a specific year.</text:span></text:p>
        </text:list-item>
      </text:list>
      <text:p text:style-name="P5">Question-02(a): </text:p>
      <text:p text:style-name="P5">Ans: <text:span text:style-name="T1">When I type “ls” command I see lots of files there that was not created by me. Here are the following files. </text:span></text:p>
      <text:list xml:id="list855785188651822561" text:style-name="L3">
        <text:list-item>
          <text:p text:style-name="P6"><text:span text:style-name="T1">Documents</text:span></text:p>
        </text:list-item>
        <text:list-item>
          <text:p text:style-name="P6"><text:span text:style-name="T1">Public</text:span></text:p>
        </text:list-item>
        <text:list-item>
          <text:p text:style-name="P6"><text:span text:style-name="T1">Videos</text:span></text:p>
        </text:list-item>
        <text:list-item>
          <text:p text:style-name="P6"><text:span text:style-name="T1">Desktop</text:span></text:p>
        </text:list-item>
        <text:list-item>
          <text:p text:style-name="P6"><text:span text:style-name="T1">Downloads</text:span></text:p>
        </text:list-item>
        <text:list-item>
          <text:p text:style-name="P6"><text:span text:style-name="T1">Music</text:span></text:p>
        </text:list-item>
        <text:list-item>
          <text:p text:style-name="P6"><text:span text:style-name="T1">Pictures</text:span></text:p>
        </text:list-item>
        <text:list-item>
          <text:p text:style-name="P8"><text:span text:style-name="T1">Templates</text:span></text:p>
        </text:list-item>
      </text:list>
      <text:p text:style-name="P7">Question-02(b): </text:p>
      <text:p text:style-name="P7">Ans: <text:span text:style-name="T3">When I type “ls -</text:span><text:span text:style-name="T1">a</text:span><text:span text:style-name="T3">” command I see lots of files there that was not created by me. Here are the following files. </text:span></text:p>
      <text:list xml:id="list8635118705205192641" text:style-name="L4">
        <text:list-item>
          <text:p text:style-name="P23"><text:span text:style-name="T3">.</text:span></text:p>
        </text:list-item>
        <text:list-item>
          <text:p text:style-name="P23"><text:span text:style-name="T3">..</text:span></text:p>
        </text:list-item>
        <text:list-item>
          <text:p text:style-name="P23"><text:span text:style-name="T3">.</text:span><text:span text:style-name="T4">bashrc</text:span></text:p>
        </text:list-item>
        <text:list-item>
          <text:p text:style-name="P23"><text:span text:style-name="T4">.bash_logout</text:span></text:p>
        </text:list-item>
        <text:list-item>
          <text:p text:style-name="P23"><text:span text:style-name="T4">.cache</text:span></text:p>
        </text:list-item>
        <text:list-item>
          <text:p text:style-name="P24"><text:span text:style-name="T1">.config</text:span></text:p>
        </text:list-item>
        <text:list-item>
          <text:p text:style-name="P24"><text:span text:style-name="T1">.gconf</text:span></text:p>
        </text:list-item>
        <text:list-item>
          <text:p text:style-name="P24"><text:span text:style-name="T1">.gnups</text:span></text:p>
        </text:list-item>
        <text:list-item>
          <text:p text:style-name="P24"><text:span text:style-name="T1">.LCEauthority</text:span></text:p>
        </text:list-item>
        <text:list-item>
          <text:p text:style-name="P24"><text:span text:style-name="T1">.kide</text:span></text:p>
        </text:list-item>
        <text:list-item>
          <text:p text:style-name="P24"><text:span text:style-name="T1">.local</text:span></text:p>
        </text:list-item>
        <text:list-item>
          <text:p text:style-name="P24"><text:span text:style-name="T1">.profile</text:span></text:p>
        </text:list-item>
        <text:list-item>
          <text:p text:style-name="P24"><text:span text:style-name="T1">.xauthority</text:span></text:p>
        </text:list-item>
        <text:list-item>
          <text:p text:style-name="P24"><text:span text:style-name="T1">.xession-authority</text:span></text:p>
        </text:list-item>
        <text:list-item>
          <text:p text:style-name="P23"><text:span text:style-name="T3">Documents</text:span></text:p>
        </text:list-item>
        <text:list-item>
          <text:p text:style-name="P23"><text:span text:style-name="T3">Public</text:span></text:p>
        </text:list-item>
        <text:list-item>
          <text:p text:style-name="P23"><text:span text:style-name="T3">Video</text:span><text:span text:style-name="T4">s</text:span></text:p>
        </text:list-item>
        <text:list-item>
          <text:p text:style-name="P23"><text:span text:style-name="T3">Desktop</text:span></text:p>
        </text:list-item>
        <text:list-item>
          <text:p text:style-name="P23"><text:span text:style-name="T3">Downloads</text:span></text:p>
        </text:list-item>
        <text:list-item>
          <text:p text:style-name="P23"><text:span text:style-name="T3">Music</text:span></text:p>
        </text:list-item>
        <text:list-item>
          <text:p text:style-name="P23"><text:span text:style-name="T3">Pictures</text:span></text:p>
        </text:list-item>
        <text:list-item>
          <text:p text:style-name="P23"><text:span text:style-name="T4">Templates</text:span></text:p>
        </text:list-item>
      </text:list>
      <text:p text:style-name="P9">Quesion-03(a): </text:p>
      <text:p text:style-name="P9">Ans: <text:span text:style-name="T1">when I type the “file sep2013” it display the following information.</text:span></text:p>
      <text:p text:style-name="P9"><text:span text:style-name="T1">“sep2013: UTF-8 Unicode text, with overstriking”. </text:span><text:span text:style-name="T5">The redirection operator “&gt;” first of all check from the present directory if the file exist then redirect the data into the existing file. If the file was not exist on the present working directory then it will create the file and then redirect the data to the created file.</text:span></text:p>
      <text:p text:style-name="P9"><text:span text:style-name="T5"/></text:p>
      <text:p text:style-name="P15"><text:span text:style-name="T5"/></text:p>
      <text:p text:style-name="P10"><text:soft-page-break/>Quesion-03(<text:span text:style-name="T16">b</text:span>): </text:p>
      <text:p text:style-name="P12">Ans: <text:span text:style-name="T1">It display the following information.</text:span></text:p>
      <text:p text:style-name="P12"><text:span text:style-name="T1"><text:s/>March 2021 <text:s text:c="6"/></text:span></text:p>
      <text:p text:style-name="P12"><text:span text:style-name="T1">Su Mo Tu We Th Fr Sa <text:s/></text:span></text:p>
      <text:p text:style-name="P12"><text:span text:style-name="T1"><text:s text:c="4"/>1 <text:s/>2 <text:s/>3 <text:s/>4 <text:s/>5 <text:s/>6 <text:s/></text:span></text:p>
      <text:p text:style-name="P12"><text:span text:style-name="T1"><text:s/>7 <text:s/>8 <text:s/>9 10 11 12 13 <text:s/></text:span></text:p>
      <text:p text:style-name="P12"><text:span text:style-name="T1">14 15 16 17 18 19 20 <text:s/></text:span></text:p>
      <text:p text:style-name="P12"><text:span text:style-name="T1">21 22 23 24 25 26 27 <text:s/></text:span></text:p>
      <text:p text:style-name="P12"><text:span text:style-name="T1">28 29 30 31 <text:s text:c="2"/></text:span></text:p>
      <text:p text:style-name="P10">Quesion-03(<text:span text:style-name="T16">c</text:span>): </text:p>
      <text:p text:style-name="P12">Ans: <text:span text:style-name="T1">Yes, they are listed.</text:span></text:p>
      <text:p text:style-name="P10">Quesion-03(<text:span text:style-name="T16">d</text:span>):</text:p>
      <text:p text:style-name="P11"><text:span text:style-name="T16">Ans: </text:span><text:span text:style-name="T6">Yes, they will be listed with different month.</text:span></text:p>
      <text:p text:style-name="P11"><text:span text:style-name="T17">Question-03(e):</text:span></text:p>
      <text:p text:style-name="P13">Ans: <text:span text:style-name="T1">Yes, we can create</text:span></text:p>
      <text:p text:style-name="P13">Question-03(f):</text:p>
      <text:p text:style-name="P13">Ans: <text:span text:style-name="T7">We can compare the sizes of the files by this command.</text:span></text:p>
      <text:p text:style-name="P14"><text:span text:style-name="T7">“stat -c %s fall2013 sep2013 oct2013 nov2013”</text:span></text:p>
      <text:p text:style-name="P15">Question-04:</text:p>
      <text:p text:style-name="P15">Ans: <text:span text:style-name="T1">Yes, both are existing now!</text:span></text:p>
      <text:p text:style-name="P15">Question-05:</text:p>
      <text:p text:style-name="P15">Ans: <text:span text:style-name="T1">Yes, Now that file not exists!</text:span></text:p>
      <text:p text:style-name="P15">Question-06: </text:p>
      <text:p text:style-name="P15">Ans: <text:span text:style-name="T1">Yes, No that’s not exists!</text:span></text:p>
      <text:p text:style-name="P15">Question-07<text:span text:style-name="T18">(a)</text:span>:</text:p>
      <text:p text:style-name="P15">Ans: <text:span text:style-name="T8">Yes, listed now!</text:span></text:p>
      <text:p text:style-name="P16"><text:span text:style-name="T18">Question-07(b):</text:span></text:p>
      <text:p text:style-name="P17">Ans: <text:span text:style-name="T1">Yes, all files are exists!</text:span></text:p>
      <text:p text:style-name="P16"><text:span text:style-name="T18">Question-07(c):</text:span></text:p>
      <text:p text:style-name="P17">Ans: <text:span text:style-name="T1">/home/diptonyc/cal</text:span></text:p>
      <text:p text:style-name="P17">Question-07(d):</text:p>
      <text:p text:style-name="P17">Ans: <text:span text:style-name="T1">/home/diptonyc/</text:span></text:p>
      <text:p text:style-name="P17">Question-08(a): </text:p>
      <text:p text:style-name="P17">Ans: <text:span text:style-name="T1">Yes, file is existing in the cal/ directory!</text:span></text:p>
      <text:p text:style-name="P17">Question-08(b):</text:p>
      <text:p text:style-name="P17">Ans: <text:span text:style-name="T9">Yes, it works fine!</text:span></text:p>
      <text:p text:style-name="P17">Question-08(<text:span text:style-name="T19">c</text:span>):</text:p>
      <text:p text:style-name="P18">Ans: <text:span text:style-name="T10">Yes, it showing to me in subdirectory of cal!</text:span></text:p>
      <text:p text:style-name="P17">Question-08(<text:span text:style-name="T19">d</text:span>):</text:p>
      <text:p text:style-name="P19">Ans: <text:span text:style-name="T11">Yes, all of my created files are listed!</text:span></text:p>
      <text:p text:style-name="P20">Question-09(a): </text:p>
      <text:p text:style-name="P20">Ans: <text:span text:style-name="T1">“pwd” is used to display the full path of your present working directory in linux or unix like systems. We can also describe it like it Print the full filename of the current working directory.</text:span></text:p>
      <text:p text:style-name="P20">Question-09(b): </text:p>
      <text:p text:style-name="P22"><text:span text:style-name="T15">Ans: <text:tab/></text:span><text:span text:style-name="T13">Info is the default format for documentation inside the GNU project, man is the much older traditional format for UN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2T05:06:49.993097003</meta:creation-date>
    <dc:date>2021-03-22T06:40:04.731372234</dc:date>
    <meta:editing-duration>PT32M52S</meta:editing-duration>
    <meta:editing-cycles>8</meta:editing-cycles>
    <meta:generator>LibreOffice/5.1.6.2$Linux_X86_64 LibreOffice_project/10m0$Build-2</meta:generator>
    <meta:document-statistic meta:table-count="0" meta:image-count="0" meta:object-count="0" meta:page-count="2" meta:paragraph-count="88" meta:word-count="464" meta:character-count="2646" meta:non-whitespace-character-count="2257"/>
  </office:meta>
</office:document-meta>
</file>